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0 20:17   |   <text:a xlink:type="simple" xlink:href="http://palinfo.habago.org/Entry?Command=Information_PrintForum&amp;iPage=13&amp;sType=FORUM#FORUM37471"><text:span text:style-name="T2">#</text:span></text:a></text:p>
      <text:p text:style-name="P2">卡韓政變<text:span text:style-name="T3"><text:s/>(50)</text:span>：我不是真韓粉<text:span text:style-name="T3"> <text:line-break/><text:line-break/></text:span>陳真<text:span text:style-name="T3"><text:s/>2019. 05. 20. <text:line-break/><text:line-break/><text:line-break/></text:span>我常有一種想法，也許不太政治正確，但這樣的想法經常浮現腦海。我常這麼想著：<text:span text:style-name="T3"> <text:line-break/><text:line-break/></text:span>何必管台灣人死活？在過去，國民黨威權高壓，動輒殺人關人，我們當然得跳出來反抗。但是，這年頭又沒有人禁止你如何如何，我何必為了眾人福祉反而讓自己遭受各種痛苦與傷害？人們喜歡自殘，那就去自殘啊，我就睜一眼閉一眼，甚至學習像大多數人那樣睜眼說瞎話，我何必當烏鴉？何必總是當烈士？何必給自己和家人招來一身禍？<text:span text:style-name="T3"> <text:line-break/><text:line-break/></text:span>我之所以講起這些，主要是想到韓國瑜。倘若他是我的親人，我應該會勸他罷手，別再想什麼<text:span text:style-name="T3"><text:s/>"</text:span>世上苦人多<text:span text:style-name="T3">"</text:span>，多想想你自己和你的家人吧。這島嶼就讓他爛，反正你也已經做了很多奉獻，夠了，別再那麼辛苦，別再往火坑裏跳，人渣成群結黨無所不用其極，是你應付不來的。<text:span text:style-name="T3"> <text:line-break/><text:line-break/></text:span>武俠小說的世界，英雄俠客總是有好報，一身神功，一統江湖，諸邪退散，眾人欽仰，美女爭相愛慕。但在現實世界，結局卻往往剛好相反，英雄總是被人們當狗熊糟蹋，人渣卻反而才是英雄。<text:span text:style-name="T3"> <text:line-break/><text:line-break/></text:span>要是現實世界都如小說世界之結局那般美好，那豈不是大家都要搶著當俠客了？誰還想當人渣？<text:span text:style-name="T3"> <text:line-break/><text:line-break/></text:span>當然，正因為現實世界的法則如此難堪，英雄俠客一詞於是也才有了它應有的價值。也就是說，正因為我知道善絕無善報<text:span text:style-name="T3"><text:s/>(</text:span>只會倒大霉<text:span text:style-name="T3">)</text:span>，惡才有善報，但我依然行善，那麼，善才具有了它應有的價值。倘若我知道善的結局是美女環繞，成為武林盟主，那誰會不想行善？誰會不想當俠客？<text:span text:style-name="T3"> <text:line-break/><text:line-break/></text:span>我很喜歡一部西洋鬼片叫<text:span text:style-name="T3"><text:s/>"</text:span>驅魔<text:span text:style-name="T3">"</text:span>，是部娛樂片，沒有什麼藝術價值，但我對於片中被惡魔附身的女主角之精神非常仰慕。在上帝的協助下，她終於可以擺脫惡魔附身的折磨，但是，當她有所選擇時，卻依然選擇了接受惡魔煉獄般的折磨。<text:span text:style-name="T3"> <text:line-break/><text:line-break/></text:span>我相信這就是宗教的精神，可是一般人卻很難做到，至少我是做不到，我們更不會希望自己的親人好友做到。我們通常都會希望自己的親友們最好不痛不癢不聞不問，一路無災無難到公卿。<text:span text:style-name="T3">(</text:span>現實世界已經從蘇軾的<text:span text:style-name="T3"><text:s/>"</text:span>愚且魯<text:span text:style-name="T3">"</text:span>，進化到奸且詐，一路心黑手辣下流齷齪，一路給大眾製造災難到公卿。<text:span text:style-name="T3">) <text:line-break/><text:line-break/></text:span>我若是真的韓粉，我會希望他每天吃飽睡好，每天開開心心。但我不是真韓粉，因此，許多時候，我就這麼想著：既然上天揀選了你韓國瑜，莫忘世上苦人多，你就勇敢把十字架揹到底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